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cénario<text:s/>1 :<text:s/></text:p>
      <text:p text:style-name="Normal">Apolline voudrait sortir de sa zone de confort et apprendre à cuisiner. Pour cela, elle télécharge l’application LesNotesDuChef et créer un compte. Comme Apolline est une<text:s/>nouvelle utilisatrice,<text:s/>le contenu par défaut pour les nouveau arrivant est affiché. Elle décide de commencer tranquillement et d’accéder à la liste des recettes qui est rempli par des recettes de base. Elle en choisi une, des pates au pesto. Regarde les ingrédients dont elle a besoin et commence à cuisiner.</text:p>
      <text:p text:style-name="Normal"/>
      <text:p text:style-name="Normal">Scénario 2 :</text:p>
      <text:p text:style-name="Normal">Apolline est en soirée et par le biais d’une discussion forte intéressante, échange une idée de plat avec un ami. Un éclair de lucidité la pousse à vouloir s’en souvenir et ouvre l’application LesNotesDuChef. Elle se rend sur ces recettes et choisi d’en créer une nouvelle. Pour cela elle doit remplir un formulaire avec des infos comme « ingrédients », « temps de préparation » … Mais comme la discussion est un peu alcoolisé, elle créer<text:s/>rapidement<text:s/>la recette sans avoir rempli toutes les informations. Elle s’empresse d’écrire en description les idées qui ont émergé de la discussion et ferme l’application.</text:p>
      <text:p text:style-name="Normal"/>
      <text:p text:style-name="Normal">Scénario<text:s/>3 :</text:p>
      <text:p text:style-name="Normal">Apolline accueil ses amis vendredi soir prochain, elle veut logiquement leur préparer un super repas.</text:p>
      <text:p text:style-name="Normal">Pour cela elle se rend sur l’application LesNotesDuChef, se connecte à son compte et choisi d’accéder à sa bibliothèque de recette (elle n’en<text:s/>est<text:s/>pas à son premier coup). Un des invités entant végétarien, elle filtre les recettes pour que l’appli ne lui propose que des recettes végés. Elle choisi un classique inratable, le gratin dauphinois, se rend sur la recette en question et prépare les ingrédients dont elle a besoi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STIEN RIADO</meta:initial-creator>
    <dc:creator>BASTIEN RIADO</dc:creator>
    <meta:creation-date>2023-12-23T16:46:00Z</meta:creation-date>
    <dc:date>2023-12-23T17:07:00Z</dc:date>
    <meta:template xlink:href="Normal" xlink:type="simple"/>
    <meta:editing-cycles>6</meta:editing-cycles>
    <meta:editing-duration>PT1260S</meta:editing-duration>
    <meta:document-statistic meta:page-count="1" meta:paragraph-count="3" meta:word-count="255" meta:character-count="1659" meta:row-count="11" meta:non-whitespace-character-count="1407"/>
  </office:meta>
</office:document-meta>
</file>